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C900000318019FBFD4.png" manifest:media-type="image/png"/>
  <manifest:file-entry manifest:full-path="Pictures/1000000100000290000002FB886BD475.png" manifest:media-type="image/png"/>
  <manifest:file-entry manifest:full-path="Pictures/10011028000054F5000062E9204886E8.svg" manifest:media-type="image/svg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1" text:anchor-type="char" svg:x="0in" svg:y="0.1299in" svg:width="6.6929in" svg:height="7.7917in" draw:z-index="0"><draw:image xlink:href="Pictures/10011028000054F5000062E9204886E8.svg" xlink:type="simple" xlink:show="embed" xlink:actuate="onLoad" draw:mime-type="image/svg+xml"/><draw:image xlink:href="Pictures/1000000100000290000002FB886BD475.png" xlink:type="simple" xlink:show="embed" xlink:actuate="onLoad" draw:mime-type="image/png"/></draw:frame></text:p>
      <text:p text:style-name="Standard"/>
      <text:p text:style-name="Standard"><draw:frame draw:style-name="fr1" draw:name="Image2" text:anchor-type="char" svg:x="0.0484in" svg:y="0.1126in" svg:width="6.6929in" svg:height="5.4701in" draw:z-index="1"><draw:image xlink:href="Pictures/10000001000003C900000318019FBFD4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Sans" svg:font-family="'Nimbus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imbus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imbus Sans" style:font-family-asian="'Nimbus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0-28T17:56:20.502086004</meta:creation-date>
    <dc:date>2024-10-28T17:59:24.049041013</dc:date>
    <meta:editing-duration>PT3M5S</meta:editing-duration>
    <meta:editing-cycles>1</meta:editing-cycles>
    <meta:document-statistic meta:table-count="0" meta:image-count="2" meta:object-count="0" meta:page-count="2" meta:paragraph-count="0" meta:word-count="0" meta:character-count="0" meta:non-whitespace-character-count="0"/>
    <meta:generator>LibreOffice/24.8.2.1$Linux_X86_64 LibreOffice_project/480$Build-1</meta:generator>
  </office:meta>
</office:document-meta>
</file>